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C000002B94F0B87DF.png" manifest:media-type="image/png"/>
  <manifest:file-entry manifest:full-path="Pictures/1000000100000737000003FC45E9435F.png" manifest:media-type="image/png"/>
  <manifest:file-entry manifest:full-path="Pictures/100000010000032C0000009A4E644D78.png" manifest:media-type="image/png"/>
  <manifest:file-entry manifest:full-path="Pictures/100000010000032A000001945F22DB9E.png" manifest:media-type="image/png"/>
  <manifest:file-entry manifest:full-path="Pictures/1000000100000332000000F08BD77DE2.png" manifest:media-type="image/png"/>
  <manifest:file-entry manifest:full-path="Pictures/100000010000070B0000039717928A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size="9pt" officeooo:rsid="000647b5" officeooo:paragraph-rsid="000647b5" style:font-size-asian="9pt" style:font-size-complex="9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3cdc1a"/>
    </style:style>
    <style:style style:name="P4" style:family="paragraph" style:parent-style-name="Standard">
      <style:text-properties officeooo:rsid="000647b5" officeooo:paragraph-rsid="000647b5"/>
    </style:style>
    <style:style style:name="T1" style:family="text">
      <style:text-properties officeooo:rsid="002fdd84"/>
    </style:style>
    <style:style style:name="T2" style:family="text">
      <style:text-properties officeooo:rsid="003e16c0"/>
    </style:style>
    <style:style style:name="T3" style:family="text">
      <style:text-properties officeooo:rsid="003cdc1a"/>
    </style:style>
    <style:style style:name="T4" style:family="text">
      <style:text-properties officeooo:rsid="0030a042"/>
    </style:style>
    <style:style style:name="T5" style:family="text">
      <style:text-properties officeooo:rsid="004171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Name</text:span>: <text:span text:style-name="T4">Ali</text:span> <text:span text:style-name="T4">Amer</text:span> <text:span text:style-name="T4">Ibrahim</text:span> </text:p>
      <text:p text:style-name="P4"><text:span text:style-name="T4">Id</text:span>: 1900881</text:p>
      <text:p text:style-name="P4"/>
      <text:p text:style-name="P3"><text:span text:style-name="Strong_20_Emphasis"><text:span text:style-name="T2">Practical </text:span></text:span><text:span text:style-name="Strong_20_Emphasis"><text:span text:style-name="T3">Assignment (</text:span></text:span><text:span text:style-name="Strong_20_Emphasis"><text:span text:style-name="T5">2</text:span></text:span><text:span text:style-name="Strong_20_Emphasis"><text:span text:style-name="T3">)</text:span></text:span></text:p>
      <text:p text:style-name="P3"><text:span text:style-name="Strong_20_Emphasis"><text:line-break/></text:span><draw:frame draw:style-name="fr1" draw:name="Image1" text:anchor-type="char" svg:width="6.6929in" svg:height="3.411in" draw:z-index="0"><draw:image xlink:href="Pictures/100000010000070B0000039717928AB3.png" xlink:type="simple" xlink:show="embed" xlink:actuate="onLoad" draw:mime-type="image/png"/></draw:frame><draw:frame draw:style-name="fr3" draw:name="Image2" text:anchor-type="char" svg:x="0in" svg:y="3.6252in" svg:width="6.6929in" svg:height="1.9634in" draw:z-index="1"><draw:image xlink:href="Pictures/1000000100000332000000F08BD77DE2.png" xlink:type="simple" xlink:show="embed" xlink:actuate="onLoad" draw:mime-type="image/png"/></draw:frame><text:span text:style-name="Strong_20_Emphasis"><text:line-break/><text:line-break/><text:line-break/><text:line-break/><text:line-break/><text:line-break/><text:line-break/><text:line-break/></text:span></text:p>
      <text:p text:style-name="P3"><text:span text:style-name="Strong_20_Emphasis"/></text:p>
      <text:p text:style-name="P3"><text:soft-page-break/><text:span text:style-name="Strong_20_Emphasis"><text:line-break/><text:line-break/></text:span><draw:frame draw:style-name="fr1" draw:name="Image3" text:anchor-type="char" svg:width="6.6929in" svg:height="3.3382in" draw:z-index="2"><draw:image xlink:href="Pictures/100000010000032A000001945F22DB9E.png" xlink:type="simple" xlink:show="embed" xlink:actuate="onLoad" draw:mime-type="image/png"/></draw:frame><text:span text:style-name="Strong_20_Emphasis"><text:line-break/></text:span><draw:frame draw:style-name="fr3" draw:name="Image4" text:anchor-type="char" svg:x="-0.028in" svg:y="3.5972in" svg:width="6.6929in" svg:height="1.2689in" draw:z-index="3"><draw:image xlink:href="Pictures/100000010000032C0000009A4E644D78.png" xlink:type="simple" xlink:show="embed" xlink:actuate="onLoad" draw:mime-type="image/png"/></draw:frame><text:span text:style-name="Strong_20_Emphasis"><text:line-break/><text:line-break/><text:line-break/><text:line-break/><text:line-break/></text:span></text:p>
      <text:p text:style-name="P3"><text:span text:style-name="Strong_20_Emphasis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Strong_20_Emphasis"><text:line-break/><text:line-break/></text:span><draw:frame draw:style-name="fr2" draw:name="Image5" text:anchor-type="char" svg:width="7.4807in" svg:height="8.2043in" draw:z-index="4"><draw:image xlink:href="Pictures/1000000100000737000003FC45E9435F.png" xlink:type="simple" xlink:show="embed" xlink:actuate="onLoad" draw:mime-type="image/png"/></draw:frame><text:span text:style-name="Strong_20_Emphasis"><text:line-break/><text:line-break/></text:span><text:soft-page-break/><text:span text:style-name="Strong_20_Emphasis"><text:line-break/></text:span><draw:frame draw:style-name="fr1" draw:name="Image6" text:anchor-type="char" svg:width="6.6929in" svg:height="4.0075in" draw:z-index="5"><draw:image xlink:href="Pictures/100000010000048C000002B94F0B87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9pt" officeooo:rsid="000647b5" officeooo:paragraph-rsid="000647b5" style:font-size-asian="9pt" style:font-size-complex="9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fdd84"/>
    </style:style>
    <style:style style:name="MT2" style:family="text">
      <style:text-properties officeooo:rsid="003e16c0"/>
    </style:style>
    <style:style style:name="MT3" style:family="text">
      <style:text-properties officeooo:rsid="003cdc1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SE</text:span><text:span text:style-name="MT2">433</text:span>, <text:span text:style-name="MT2">Software Performance Evaluation</text:span>, <text:span text:style-name="MT3">FALL</text:span> <text:span text:style-name="MT1">24</text:span></text:p>
      </style:header>
      <style:footer>
        <text:p text:style-name="MP2"><text:bookmark-start text:name="PageNumWizard_FOOTER_Default Page Style1 Copy 1"/><text:page-number text:select-page="current">4</text:page-number><text:bookmark-end text:name="PageNumWizard_FOOTER_Default Page Style1 Copy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5:48.079827959</meta:creation-date>
    <dc:date>2025-01-03T12:27:38.577684614</dc:date>
    <meta:editing-duration>PT7H57M57S</meta:editing-duration>
    <meta:editing-cycles>46</meta:editing-cycles>
    <meta:generator>LibreOffice/24.2.7.2$Linux_X86_64 LibreOffice_project/420$Build-2</meta:generator>
    <meta:print-date>2025-01-03T12:27:30.372635636</meta:print-date>
    <meta:printed-by>PDF files</meta:printed-by>
    <meta:document-statistic meta:table-count="0" meta:image-count="6" meta:object-count="0" meta:page-count="4" meta:paragraph-count="8" meta:word-count="16" meta:character-count="141" meta:non-whitespace-character-count="95"/>
  </office:meta>
</office:document-meta>
</file>